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922" officeooo:paragraph-rsid="0017c922"/>
    </style:style>
    <style:style style:name="P2" style:family="paragraph" style:parent-style-name="Standard">
      <style:text-properties officeooo:rsid="0019362b" officeooo:paragraph-rsid="001936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run QML file directly we can use QML scene</text:p>
      <text:p text:style-name="P2"/>
      <text:p text:style-name="P2">qmlscene main.q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1:59:35.912107978</meta:creation-date>
    <dc:date>2020-09-05T12:00:49.720110288</dc:date>
    <meta:editing-duration>PT1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2" meta:character-count="62" meta:non-whitespace-character-count="52"/>
  </office:meta>
</office:document-meta>
</file>